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shadow="#808080 4.99pt 4.99pt"/>
    </style:style>
    <style:style style:name="ce2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shadow="#808080 4.99pt 4.9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4"/>
    <style:style style:name="ce38" style:family="table-cell" style:parent-style-name="Default" style:data-style-name="N129"/>
    <style:style style:name="ce39" style:family="table-cell" style:parent-style-name="Default" style:data-style-name="N127"/>
    <style:style style:name="ce40" style:family="table-cell" style:parent-style-name="Default" style:data-style-name="N132"/>
    <style:style style:name="ce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2" style:family="table-cell" style:parent-style-name="Default" style:data-style-name="N126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ext-properties style:font-weight-asian="normal"/>
    </style:style>
    <style:style style:name="ce45" style:family="table-cell" style:parent-style-name="Default" style:data-style-name="N129">
      <style:text-properties style:font-weight-asian="normal"/>
    </style:style>
    <style:style style:name="ce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fo:color="#000000" style:font-weight-asian="normal"/>
    </style:style>
    <style:style style:name="ce48" style:family="table-cell" style:parent-style-name="Default">
      <style:text-properties style:font-name="Liberation Sans" style:font-name-asian="WenQuanYi Zen Hei Sharp" style:font-name-complex="Lohit Devanagari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">
      <style:table-cell-properties fo:background-color="#dddddd" style:cell-protect="none" style:print-content="true"/>
    </style:style>
    <style:style style:name="ce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24"/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9">
      <style:text-properties fo:font-weight="bold" style:font-weight-asian="bold" style:font-weight-complex="bold"/>
    </style:style>
    <style:style style:name="ce56" style:family="table-cell" style:parent-style-name="Default" style:data-style-name="N125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29">
      <style:table-cell-properties fo:background-color="transparent"/>
    </style:style>
    <style:style style:name="ce66" style:family="table-cell" style:parent-style-name="Default" style:data-style-name="N126">
      <style:table-cell-properties fo:background-color="transparent"/>
    </style:style>
    <style:style style:name="ce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6"/>
        <table:table-column table:style-name="co4" table:default-cell-style-name="ce22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1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3" table:number-columns-spanned="2" table:number-rows-spanned="1"/>
          <table:covered-table-cell table:style-name="ce19"/>
          <table:table-cell/>
          <table:table-cell table:style-name="ce25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19"/>
          <table:table-cell/>
          <table:table-cell table:style-name="ce25"/>
        </table:table-row>
        <table:table-row table:style-name="ro3">
          <table:table-cell table:style-name="ce12"/>
          <table:table-cell table:style-name="ce19"/>
          <table:table-cell/>
          <table:table-cell table:style-name="ce25"/>
        </table:table-row>
        <table:table-row table:style-name="ro3">
          <table:table-cell table:style-name="ce14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15" office:value-type="string" calcext:value-type="string">
            <text:p>Body Corporate Name</text:p>
          </table:table-cell>
          <table:table-cell table:style-name="ce20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23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23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5"/>
        <table:table-column table:style-name="co2" table:default-cell-style-name="Default"/>
        <table:table-column table:style-name="co2" table:number-columns-repeated="10" table:default-cell-style-name="ce37"/>
        <table:table-row table:style-name="ro4">
          <table:table-cell table:style-name="ce26" office:value-type="string" calcext:value-type="string" table:number-columns-spanned="4" table:number-rows-spanned="1">
            <text:p>Ten Year Plan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Budgeted items would include: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Repainting <text:s/>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Security enhancements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8" office:value-type="string" calcext:value-type="string">
            <text:p>Item</text:p>
          </table:table-cell>
          <table:table-cell table:style-name="ce32" office:value-type="string" calcext:value-type="string">
            <text:p>Start Year</text:p>
          </table:table-cell>
          <table:table-cell table:style-name="ce32" office:value-type="string" calcext:value-type="string">
            <text:p>End Year</text:p>
          </table:table-cell>
          <table:table-cell table:style-name="ce32" office:value-type="string" calcext:value-type="string">
            <text:p>Step (years)</text:p>
          </table:table-cell>
          <table:table-cell table:style-name="ce32" office:value-type="string" calcext:value-type="string">
            <text:p>Annual amount (real)</text:p>
          </table:table-cell>
          <table:table-cell/>
          <table:table-cell table:style-name="ce36" table:formula="of:=['Current Financials'.B12]" office:value-type="float" office:value="2018" calcext:value-type="float">
            <text:p>2018</text:p>
          </table:table-cell>
          <table:table-cell table:style-name="ce36" table:formula="of:=[.G15]+1" office:value-type="float" office:value="2019" calcext:value-type="float">
            <text:p>2019</text:p>
          </table:table-cell>
          <table:table-cell table:style-name="ce36" table:formula="of:=[.H15]+1" office:value-type="float" office:value="2020" calcext:value-type="float">
            <text:p>2020</text:p>
          </table:table-cell>
          <table:table-cell table:style-name="ce36" table:formula="of:=[.I15]+1" office:value-type="float" office:value="2021" calcext:value-type="float">
            <text:p>2021</text:p>
          </table:table-cell>
          <table:table-cell table:style-name="ce36" table:formula="of:=[.J15]+1" office:value-type="float" office:value="2022" calcext:value-type="float">
            <text:p>2022</text:p>
          </table:table-cell>
          <table:table-cell table:style-name="ce36" table:formula="of:=[.K15]+1" office:value-type="float" office:value="2023" calcext:value-type="float">
            <text:p>2023</text:p>
          </table:table-cell>
          <table:table-cell table:style-name="ce36" table:formula="of:=[.L15]+1" office:value-type="float" office:value="2024" calcext:value-type="float">
            <text:p>2024</text:p>
          </table:table-cell>
          <table:table-cell table:style-name="ce36" table:formula="of:=[.M15]+1" office:value-type="float" office:value="2025" calcext:value-type="float">
            <text:p>2025</text:p>
          </table:table-cell>
          <table:table-cell table:style-name="ce36" table:formula="of:=[.N15]+1" office:value-type="float" office:value="2026" calcext:value-type="float">
            <text:p>2026</text:p>
          </table:table-cell>
          <table:table-cell table:style-name="ce36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9" office:value-type="string" calcext:value-type="string">
            <text:p>Wiring, lighting &amp; electrical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lumbing, drainage &amp; storm-water system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inting &amp; waterp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Security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ecreational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ommunication system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rking, roadways &amp; pav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Lift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arpeting &amp; Furnishing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Heating &amp; cooling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Other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574814867306807" calcext:value-type="percentage">
            <text:p>-57.5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20808.540090852" calcext:value-type="currency">
            <text:p>R 720,809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60674590969223" calcext:value-type="percentage">
            <text:p>60.7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67674590969223" calcext:value-type="percentage">
            <text:p>67.7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99378.753593124" calcext:value-type="currency">
            <text:p>R 899,379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425185132693193" calcext:value-type="float">
            <text:p>0.4251851327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20808.540090852" calcext:value-type="currency">
            <text:p>R 720,809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9183.99886617298" calcext:value-type="currency">
            <text:p>R 9,184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4816.001133827" calcext:value-type="currency">
            <text:p>R 14,816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4816.001133827" calcext:value-type="currency">
            <text:p>R 14,81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5102.22159231832" calcext:value-type="currency">
            <text:p>R 5,102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4948.88920384084" calcext:value-type="currency">
            <text:p>R 4,949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4948.88920384084" calcext:value-type="currency">
            <text:p>R 4,94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700.74053077277" calcext:value-type="currency">
            <text:p>R 1,701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383.20991153787" calcext:value-type="currency">
            <text:p>R 1,383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383.20991153787" calcext:value-type="currency">
            <text:p>R 1,3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6973.03617616837" calcext:value-type="currency">
            <text:p>R 6,973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378.37047797895" calcext:value-type="currency">
            <text:p>R 9,378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378.37047797895" calcext:value-type="currency">
            <text:p>R 9,37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17861.318782553" calcext:value-type="currency">
            <text:p>R 117,861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190138.681217447" calcext:value-type="currency">
            <text:p>R 190,139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190138.681217447" calcext:value-type="currency">
            <text:p>R 190,13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83679.97732346" calcext:value-type="currency">
            <text:p>R 183,680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4080.005669135" calcext:value-type="currency">
            <text:p>R 134,080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06080.005669135" calcext:value-type="currency">
            <text:p>R 206,08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59525.9185770471" calcext:value-type="currency">
            <text:p>R 59,526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1905.1837154094" calcext:value-type="currency">
            <text:p>R 11,905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4094.8162845906" calcext:value-type="currency">
            <text:p>R 44,095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788.3129205101" calcext:value-type="currency">
            <text:p>R 29,788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3883.1292051006" calcext:value-type="currency">
            <text:p>R 73,8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4541.3315381072" calcext:value-type="currency">
            <text:p>R 14,541</text:p>
          </table:table-cell>
          <table:table-cell table:style-name="ce38" table:formula="of:=[.$Y$22]*[.M38]" office:value-type="currency" office:currency="ZAR" office:value="12925.6280338731" calcext:value-type="currency">
            <text:p>R 12,926</text:p>
          </table:table-cell>
          <table:table-cell table:style-name="ce38" table:formula="of:=[.$Y$22]*[.N38]" office:value-type="currency" office:currency="ZAR" office:value="11309.9245296389" calcext:value-type="currency">
            <text:p>R 11,310</text:p>
          </table:table-cell>
          <table:table-cell table:style-name="ce38" table:formula="of:=[.$Y$22]*[.O38]" office:value-type="currency" office:currency="ZAR" office:value="9694.22102540481" calcext:value-type="currency">
            <text:p>R 9,694</text:p>
          </table:table-cell>
          <table:table-cell table:style-name="ce38" table:formula="of:=[.$Y$22]*[.P38]" office:value-type="currency" office:currency="ZAR" office:value="8078.51752117068" calcext:value-type="currency">
            <text:p>R 8,079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3458.6684618928" calcext:value-type="currency">
            <text:p>R 23,459</text:p>
          </table:table-cell>
          <table:table-cell table:style-name="ce38" table:formula="of:=([.B38]-[.AB38])/2" office:value-type="currency" office:currency="ZAR" office:value="12537.1859830635" calcext:value-type="currency">
            <text:p>R 12,537</text:p>
          </table:table-cell>
          <table:table-cell table:style-name="ce38" table:formula="of:=([.C38]-[.AC38])/3" office:value-type="currency" office:currency="ZAR" office:value="8896.69182345368" calcext:value-type="currency">
            <text:p>R 8,897</text:p>
          </table:table-cell>
          <table:table-cell table:style-name="ce38" table:formula="of:=([.D38]-[.AD38])/4" office:value-type="currency" office:currency="ZAR" office:value="7076.4447436488" calcext:value-type="currency">
            <text:p>R 7,076</text:p>
          </table:table-cell>
          <table:table-cell table:style-name="ce38" table:formula="of:=([.E38]-[.AE38])/5" office:value-type="currency" office:currency="ZAR" office:value="5984.29649576587" calcext:value-type="currency">
            <text:p>R 5,984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57953.2875078246" calcext:value-type="currency">
            <text:p>R 57,95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7653.33238847748" calcext:value-type="currency">
            <text:p>R 7,653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2346.6676115225" calcext:value-type="currency">
            <text:p>R 12,347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2346.6676115225" calcext:value-type="currency">
            <text:p>R 12,34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5511.1079615916" calcext:value-type="currency">
            <text:p>R 25,511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0748.1486730681" calcext:value-type="currency">
            <text:p>R 20,748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0748.1486730681" calcext:value-type="currency">
            <text:p>R 20,74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826.66619423874" calcext:value-type="currency">
            <text:p>R 3,827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173.33380576126" calcext:value-type="currency">
            <text:p>R 6,173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173.33380576126" calcext:value-type="currency">
            <text:p>R 6,1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8000" calcext:value-type="currency">
            <text:p>R 8,00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6000" calcext:value-type="currency">
            <text:p>R 6,00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4000" calcext:value-type="currency">
            <text:p>R 4,00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3401.48106154555" calcext:value-type="currency">
            <text:p>R 3,401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2551.11079615916" calcext:value-type="currency">
            <text:p>R 2,551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1700.74053077277" calcext:value-type="currency">
            <text:p>R 1,701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3299.25946922723" calcext:value-type="currency">
            <text:p>R 3,299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1862.22230096021" calcext:value-type="currency">
            <text:p>R 1,862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1383.20991153787" calcext:value-type="currency">
            <text:p>R 1,383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6544.69168172531" calcext:value-type="currency">
            <text:p>R 6,54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5306.664776955" calcext:value-type="currency">
            <text:p>R 15,307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4846.6676115225" calcext:value-type="currency">
            <text:p>R 14,847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4846.6676115225" calcext:value-type="currency">
            <text:p>R 14,84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913.33309711937" calcext:value-type="currency">
            <text:p>R 1,913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69.52384326866" calcext:value-type="currency">
            <text:p>R 1,870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69.52384326866" calcext:value-type="currency">
            <text:p>R 1,87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678.66633596712" calcext:value-type="currency">
            <text:p>R 2,679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321.33366403288" calcext:value-type="currency">
            <text:p>R 4,321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321.33366403288" calcext:value-type="currency">
            <text:p>R 4,32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61226.6591078199" calcext:value-type="currency">
            <text:p>R 61,227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59386.6704460901" calcext:value-type="currency">
            <text:p>R 59,387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59386.6704460901" calcext:value-type="currency">
            <text:p>R 59,38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8035.99900790136" calcext:value-type="currency">
            <text:p>R 8,036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2964.0009920986" calcext:value-type="currency">
            <text:p>R 12,964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2964.0009920986" calcext:value-type="currency">
            <text:p>R 12,9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1479.9985827162" calcext:value-type="currency">
            <text:p>R 11,480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8520.0014172838" calcext:value-type="currency">
            <text:p>R 18,520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8520.0014172838" calcext:value-type="currency">
            <text:p>R 18,52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0" calcext:value-type="currency">
            <text:p>R 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232.22194663927" calcext:value-type="currency">
            <text:p>R 2,232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0" calcext:value-type="currency">
            <text:p>R 0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755.92601778691" calcext:value-type="currency">
            <text:p>R 1,756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0" calcext:value-type="currency">
            <text:p>R 0</text:p>
          </table:table-cell>
          <table:table-cell table:style-name="ce38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45" table:formula="of:=SUM([.AL91:.AU91])" office:value-type="currency" office:currency="ZAR" office:value="2505.92601778691" calcext:value-type="currency">
            <text:p>R 2,50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6"/>
        <table:table-column table:style-name="co2" table:number-columns-repeated="9" table:default-cell-style-name="Default"/>
        <table:table-row table:style-name="ro4">
          <table:table-cell table:style-name="ce2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6" table:formula="of:=[.B15]+1" office:value-type="float" office:value="2019" calcext:value-type="float">
            <text:p>2019</text:p>
          </table:table-cell>
          <table:table-cell table:style-name="ce36" table:formula="of:=[.C15]+1" office:value-type="float" office:value="2020" calcext:value-type="float">
            <text:p>2020</text:p>
          </table:table-cell>
          <table:table-cell table:style-name="ce36" table:formula="of:=[.D15]+1" office:value-type="float" office:value="2021" calcext:value-type="float">
            <text:p>2021</text:p>
          </table:table-cell>
          <table:table-cell table:style-name="ce36" table:formula="of:=[.E15]+1" office:value-type="float" office:value="2022" calcext:value-type="float">
            <text:p>2022</text:p>
          </table:table-cell>
          <table:table-cell table:style-name="ce36" table:formula="of:=[.F15]+1" office:value-type="float" office:value="2023" calcext:value-type="float">
            <text:p>2023</text:p>
          </table:table-cell>
          <table:table-cell table:style-name="ce36" table:formula="of:=[.G15]+1" office:value-type="float" office:value="2024" calcext:value-type="float">
            <text:p>2024</text:p>
          </table:table-cell>
          <table:table-cell table:style-name="ce36" table:formula="of:=[.H15]+1" office:value-type="float" office:value="2025" calcext:value-type="float">
            <text:p>2025</text:p>
          </table:table-cell>
          <table:table-cell table:style-name="ce36" table:formula="of:=[.I15]+1" office:value-type="float" office:value="2026" calcext:value-type="float">
            <text:p>2026</text:p>
          </table:table-cell>
          <table:table-cell table:style-name="ce36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7" office:value-type="string" calcext:value-type="string">
            <text:p>Proposed budget change real (%)</text:p>
          </table:table-cell>
          <table:table-cell table:number-columns-repeated="10" table:style-name="ce51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24" table:formula="of:=[.B16]+['Current Financials'.$B$18]" office:value-type="percentage" office:value="0.07" calcext:value-type="percentage">
            <text:p>7.00%</text:p>
          </table:table-cell>
          <table:table-cell table:style-name="ce24" table:formula="of:=[.C16]+['Current Financials'.$B$18]" office:value-type="percentage" office:value="0.07" calcext:value-type="percentage">
            <text:p>7.00%</text:p>
          </table:table-cell>
          <table:table-cell table:style-name="ce24" table:formula="of:=[.D16]+['Current Financials'.$B$18]" office:value-type="percentage" office:value="0.07" calcext:value-type="percentage">
            <text:p>7.00%</text:p>
          </table:table-cell>
          <table:table-cell table:style-name="ce24" table:formula="of:=[.E16]+['Current Financials'.$B$18]" office:value-type="percentage" office:value="0.07" calcext:value-type="percentage">
            <text:p>7.00%</text:p>
          </table:table-cell>
          <table:table-cell table:style-name="ce24" table:formula="of:=[.F16]+['Current Financials'.$B$18]" office:value-type="percentage" office:value="0.07" calcext:value-type="percentage">
            <text:p>7.00%</text:p>
          </table:table-cell>
          <table:table-cell table:style-name="ce24" table:formula="of:=[.G16]+['Current Financials'.$B$18]" office:value-type="percentage" office:value="0.07" calcext:value-type="percentage">
            <text:p>7.00%</text:p>
          </table:table-cell>
          <table:table-cell table:style-name="ce24" table:formula="of:=[.H16]+['Current Financials'.$B$18]" office:value-type="percentage" office:value="0.07" calcext:value-type="percentage">
            <text:p>7.00%</text:p>
          </table:table-cell>
          <table:table-cell table:style-name="ce24" table:formula="of:=[.I16]+['Current Financials'.$B$18]" office:value-type="percentage" office:value="0.07" calcext:value-type="percentage">
            <text:p>7.00%</text:p>
          </table:table-cell>
          <table:table-cell table:style-name="ce24" table:formula="of:=[.J16]+['Current Financials'.$B$18]" office:value-type="percentage" office:value="0.07" calcext:value-type="percentage">
            <text:p>7.00%</text:p>
          </table:table-cell>
          <table:table-cell table:style-name="ce2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style-name="ce38" table:formula="of:=[.B26]" office:value-type="currency" office:currency="ZAR" office:value="335302.25" calcext:value-type="currency">
            <text:p>R 335,302</text:p>
          </table:table-cell>
          <table:table-cell table:style-name="ce38" table:formula="of:=[.C26]" office:value-type="currency" office:currency="ZAR" office:value="223188.27" calcext:value-type="currency">
            <text:p>R 223,188</text:p>
          </table:table-cell>
          <table:table-cell table:style-name="ce38" table:formula="of:=[.D26]" office:value-type="currency" office:currency="ZAR" office:value="381026.260775" calcext:value-type="currency">
            <text:p>R 381,026</text:p>
          </table:table-cell>
          <table:table-cell table:style-name="ce38" table:formula="of:=[.E26]" office:value-type="currency" office:currency="ZAR" office:value="-350197.2551895" calcext:value-type="currency">
            <text:p>R-350,197</text:p>
          </table:table-cell>
          <table:table-cell table:style-name="ce38" table:formula="of:=[.F26]" office:value-type="currency" office:currency="ZAR" office:value="-565896.525369952" calcext:value-type="currency">
            <text:p>R-565,897</text:p>
          </table:table-cell>
          <table:table-cell table:style-name="ce38" table:formula="of:=[.G26]" office:value-type="currency" office:currency="ZAR" office:value="-593486.920031705" calcext:value-type="currency">
            <text:p>R-593,487</text:p>
          </table:table-cell>
          <table:table-cell table:style-name="ce38" table:formula="of:=[.H26]" office:value-type="currency" office:currency="ZAR" office:value="-383978.989564064" calcext:value-type="currency">
            <text:p>R-383,979</text:p>
          </table:table-cell>
          <table:table-cell table:style-name="ce38" table:formula="of:=[.I26]" office:value-type="currency" office:currency="ZAR" office:value="-257529.946117346" calcext:value-type="currency">
            <text:p>R-257,530</text:p>
          </table:table-cell>
          <table:table-cell table:style-name="ce38" table:formula="of:=[.J26]" office:value-type="currency" office:currency="ZAR" office:value="-463268.976190446" calcext:value-type="currency">
            <text:p>R-463,269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8" table:formula="of:=['Current Financials'.B15]" office:value-type="currency" office:currency="ZAR" office:value="800000" calcext:value-type="currency">
            <text:p>R 800,000</text:p>
          </table:table-cell>
          <table:table-cell table:style-name="ce38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38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38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38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38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38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38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38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38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8" table:formula="of:=['Current Financials'.B16]" office:value-type="currency" office:currency="ZAR" office:value="130000" calcext:value-type="currency">
            <text:p>R 130,000</text:p>
          </table:table-cell>
          <table:table-cell table:style-name="ce3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52" table:formula="of:=['Current Financials'.B14]*(1+[.B17])" office:value-type="currency" office:currency="ZAR" office:value="970490" calcext:value-type="currency">
            <text:p>R 970,490</text:p>
          </table:table-cell>
          <table:table-cell table:style-name="ce52" table:formula="of:=[.B21]*(1+[.C17])" office:value-type="currency" office:currency="ZAR" office:value="1038424.3" calcext:value-type="currency">
            <text:p>R 1,038,424</text:p>
          </table:table-cell>
          <table:table-cell table:style-name="ce52" table:formula="of:=[.C21]*(1+[.D17])" office:value-type="currency" office:currency="ZAR" office:value="1111114.001" calcext:value-type="currency">
            <text:p>R 1,111,114</text:p>
          </table:table-cell>
          <table:table-cell table:style-name="ce52" table:formula="of:=[.D21]*(1+[.E17])" office:value-type="currency" office:currency="ZAR" office:value="1188891.98107" calcext:value-type="currency">
            <text:p>R 1,188,892</text:p>
          </table:table-cell>
          <table:table-cell table:style-name="ce52" table:formula="of:=[.E21]*(1+[.F17])" office:value-type="currency" office:currency="ZAR" office:value="1272114.4197449" calcext:value-type="currency">
            <text:p>R 1,272,114</text:p>
          </table:table-cell>
          <table:table-cell table:style-name="ce52" table:formula="of:=[.F21]*(1+[.G17])" office:value-type="currency" office:currency="ZAR" office:value="1361162.42912704" calcext:value-type="currency">
            <text:p>R 1,361,162</text:p>
          </table:table-cell>
          <table:table-cell table:style-name="ce52" table:formula="of:=[.G21]*(1+[.H17])" office:value-type="currency" office:currency="ZAR" office:value="1456443.79916594" calcext:value-type="currency">
            <text:p>R 1,456,444</text:p>
          </table:table-cell>
          <table:table-cell table:style-name="ce52" table:formula="of:=[.H21]*(1+[.I17])" office:value-type="currency" office:currency="ZAR" office:value="1558394.86510755" calcext:value-type="currency">
            <text:p>R 1,558,395</text:p>
          </table:table-cell>
          <table:table-cell table:style-name="ce52" table:formula="of:=[.I21]*(1+[.J17])" office:value-type="currency" office:currency="ZAR" office:value="1667482.50566508" calcext:value-type="currency">
            <text:p>R 1,667,483</text:p>
          </table:table-cell>
          <table:table-cell table:style-name="ce52" table:formula="of:=[.J21]*(1+[.K17])" office:value-type="currency" office:currency="ZAR" office:value="1784206.28106164" calcext:value-type="currency">
            <text:p>R 1,784,20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8" table:formula="of:=[.B21]-[.B19]" office:value-type="currency" office:currency="ZAR" office:value="170490" calcext:value-type="currency">
            <text:p>R 170,490</text:p>
          </table:table-cell>
          <table:table-cell table:style-name="ce38" table:formula="of:=[.C21]-[.C19]" office:value-type="currency" office:currency="ZAR" office:value="182424.3" calcext:value-type="currency">
            <text:p>R 182,424</text:p>
          </table:table-cell>
          <table:table-cell table:style-name="ce38" table:formula="of:=[.D21]-[.D19]" office:value-type="currency" office:currency="ZAR" office:value="195194.001" calcext:value-type="currency">
            <text:p>R 195,194</text:p>
          </table:table-cell>
          <table:table-cell table:style-name="ce38" table:formula="of:=[.E21]-[.E19]" office:value-type="currency" office:currency="ZAR" office:value="208857.58107" calcext:value-type="currency">
            <text:p>R 208,858</text:p>
          </table:table-cell>
          <table:table-cell table:style-name="ce38" table:formula="of:=[.F21]-[.F19]" office:value-type="currency" office:currency="ZAR" office:value="223477.6117449" calcext:value-type="currency">
            <text:p>R 223,478</text:p>
          </table:table-cell>
          <table:table-cell table:style-name="ce38" table:formula="of:=[.G21]-[.G19]" office:value-type="currency" office:currency="ZAR" office:value="239121.044567043" calcext:value-type="currency">
            <text:p>R 239,121</text:p>
          </table:table-cell>
          <table:table-cell table:style-name="ce38" table:formula="of:=[.H21]-[.H19]" office:value-type="currency" office:currency="ZAR" office:value="255859.517686736" calcext:value-type="currency">
            <text:p>R 255,860</text:p>
          </table:table-cell>
          <table:table-cell table:style-name="ce38" table:formula="of:=[.I21]-[.I19]" office:value-type="currency" office:currency="ZAR" office:value="273769.683924812" calcext:value-type="currency">
            <text:p>R 273,770</text:p>
          </table:table-cell>
          <table:table-cell table:style-name="ce38" table:formula="of:=[.J21]-[.J19]" office:value-type="currency" office:currency="ZAR" office:value="292933.561799541" calcext:value-type="currency">
            <text:p>R 292,934</text:p>
          </table:table-cell>
          <table:table-cell table:style-name="ce38" table:formula="of:=[.K21]-[.K19]" office:value-type="currency" office:currency="ZAR" office:value="313438.911125517" calcext:value-type="currency">
            <text:p>R 313,439</text:p>
          </table:table-cell>
        </table:table-row>
        <table:table-row table:style-name="ro3">
          <table:table-cell table:style-name="ce48" office:value-type="string" calcext:value-type="string">
            <text:p>Additional months of fund contributions needed for current year</text:p>
          </table:table-cell>
          <table:table-cell table:style-name="ce53" table:formula="of:=IF([.B18]&gt;=[.B25];0;([.B25]-[.B18])/([.B22]/12))" office:value-type="float" office:value="0" calcext:value-type="float">
            <text:p>0.0</text:p>
          </table:table-cell>
          <table:table-cell table:style-name="ce53" table:formula="of:=IF([.C18]&gt;=[.C25];0;([.C25]-[.C18])/([.C22]/12))" office:value-type="float" office:value="0" calcext:value-type="float">
            <text:p>0.0</text:p>
          </table:table-cell>
          <table:table-cell table:style-name="ce53" table:formula="of:=IF([.D18]&gt;=[.D25];0;([.D25]-[.D18])/([.D22]/12))" office:value-type="float" office:value="0" calcext:value-type="float">
            <text:p>0.0</text:p>
          </table:table-cell>
          <table:table-cell table:style-name="ce53" table:formula="of:=IF([.E18]&gt;=[.E25];0;([.E25]-[.E18])/([.E22]/12))" office:value-type="float" office:value="32.1639325912164" calcext:value-type="float">
            <text:p>32.2</text:p>
          </table:table-cell>
          <table:table-cell table:style-name="ce53" table:formula="of:=IF([.F18]&gt;=[.F25];0;([.F25]-[.F18])/([.F22]/12))" office:value-type="float" office:value="41.1869652828614" calcext:value-type="float">
            <text:p>41.2</text:p>
          </table:table-cell>
          <table:table-cell table:style-name="ce53" table:formula="of:=IF([.G18]&gt;=[.G25];0;([.G25]-[.G18])/([.G22]/12))" office:value-type="float" office:value="40.3643428897838" calcext:value-type="float">
            <text:p>40.4</text:p>
          </table:table-cell>
          <table:table-cell table:style-name="ce53" table:formula="of:=IF([.H18]&gt;=[.H25];0;([.H25]-[.H18])/([.H22]/12))" office:value-type="float" office:value="28.8907544677064" calcext:value-type="float">
            <text:p>28.9</text:p>
          </table:table-cell>
          <table:table-cell table:style-name="ce53" table:formula="of:=IF([.I18]&gt;=[.I25];0;([.I25]-[.I18])/([.I22]/12))" office:value-type="float" office:value="22.6023450037038" calcext:value-type="float">
            <text:p>22.6</text:p>
          </table:table-cell>
          <table:table-cell table:style-name="ce53" table:formula="of:=IF([.J18]&gt;=[.J25];0;([.J25]-[.J18])/([.J22]/12))" office:value-type="float" office:value="30.2575944633781" calcext:value-type="float">
            <text:p>30.3</text:p>
          </table:table-cell>
          <table:table-cell table:style-name="ce53" table:formula="of:=IF([.K18]&gt;=[.K25];0;([.K25]-[.K18])/([.K22]/12))" office:value-type="float" office:value="70.3492963605406" calcext:value-type="float">
            <text:p>70.3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8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38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38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38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38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38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38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8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8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38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5" table:formula="of:=[.B18]+[.B22]-[.B25]+(2*[.B18]+[.B22]-[.B25])/2*['Current Financials'.$B$19]" office:value-type="currency" office:currency="ZAR" office:value="335302.25" calcext:value-type="currency">
            <text:p>R 335,302</text:p>
          </table:table-cell>
          <table:table-cell table:style-name="ce55" table:formula="of:=[.C18]+[.C22]-[.C25]+(2*[.C18]+[.C22]-[.C25])/2*['Current Financials'.$B$19]" office:value-type="currency" office:currency="ZAR" office:value="223188.27" calcext:value-type="currency">
            <text:p>R 223,188</text:p>
          </table:table-cell>
          <table:table-cell table:style-name="ce55" table:formula="of:=[.D18]+[.D22]-[.D25]+(2*[.D18]+[.D22]-[.D25])/2*['Current Financials'.$B$19]" office:value-type="currency" office:currency="ZAR" office:value="381026.260775" calcext:value-type="currency">
            <text:p>R 381,026</text:p>
          </table:table-cell>
          <table:table-cell table:style-name="ce55" table:formula="of:=[.E18]+[.E22]-[.E25]+(2*[.E18]+[.E22]-[.E25])/2*['Current Financials'.$B$19]" office:value-type="currency" office:currency="ZAR" office:value="-350197.2551895" calcext:value-type="currency">
            <text:p>R-350,197</text:p>
          </table:table-cell>
          <table:table-cell table:style-name="ce55" table:formula="of:=[.F18]+[.F22]-[.F25]+(2*[.F18]+[.F22]-[.F25])/2*['Current Financials'.$B$19]" office:value-type="currency" office:currency="ZAR" office:value="-565896.525369952" calcext:value-type="currency">
            <text:p>R-565,897</text:p>
          </table:table-cell>
          <table:table-cell table:style-name="ce55" table:formula="of:=[.G18]+[.G22]-[.G25]+(2*[.G18]+[.G22]-[.G25])/2*['Current Financials'.$B$19]" office:value-type="currency" office:currency="ZAR" office:value="-593486.920031705" calcext:value-type="currency">
            <text:p>R-593,487</text:p>
          </table:table-cell>
          <table:table-cell table:style-name="ce55" table:formula="of:=[.H18]+[.H22]-[.H25]+(2*[.H18]+[.H22]-[.H25])/2*['Current Financials'.$B$19]" office:value-type="currency" office:currency="ZAR" office:value="-383978.989564064" calcext:value-type="currency">
            <text:p>R-383,979</text:p>
          </table:table-cell>
          <table:table-cell table:style-name="ce55" table:formula="of:=[.I18]+[.I22]-[.I25]+(2*[.I18]+[.I22]-[.I25])/2*['Current Financials'.$B$19]" office:value-type="currency" office:currency="ZAR" office:value="-257529.946117346" calcext:value-type="currency">
            <text:p>R-257,530</text:p>
          </table:table-cell>
          <table:table-cell table:style-name="ce55" table:formula="of:=[.J18]+[.J22]-[.J25]+(2*[.J18]+[.J22]-[.J25])/2*['Current Financials'.$B$19]" office:value-type="currency" office:currency="ZAR" office:value="-463268.976190446" calcext:value-type="currency">
            <text:p>R-463,269</text:p>
          </table:table-cell>
          <table:table-cell table:style-name="ce55" table:formula="of:=[.K18]+[.K22]-[.K25]+(2*[.K18]+[.K22]-[.K25])/2*['Current Financials'.$B$19]" office:value-type="currency" office:currency="ZAR" office:value="-1573762.00891248" calcext:value-type="currency">
            <text:p>R-1,573,762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6" table:formula="of:=[.B26]/[.B19]*12" office:value-type="float" office:value="5.02953375" calcext:value-type="float">
            <text:p>5.0</text:p>
          </table:table-cell>
          <table:table-cell table:style-name="ce56" table:formula="of:=[.C26]/[.C19]*12" office:value-type="float" office:value="3.12880752336449" calcext:value-type="float">
            <text:p>3.1</text:p>
          </table:table-cell>
          <table:table-cell table:style-name="ce56" table:formula="of:=[.D26]/[.D19]*12" office:value-type="float" office:value="4.9920463897502" calcext:value-type="float">
            <text:p>5.0</text:p>
          </table:table-cell>
          <table:table-cell table:style-name="ce56" table:formula="of:=[.E26]/[.E19]*12" office:value-type="float" office:value="-4.28797913856289" calcext:value-type="float">
            <text:p>-4.3</text:p>
          </table:table-cell>
          <table:table-cell table:style-name="ce56" table:formula="of:=[.F26]/[.F19]*12" office:value-type="float" office:value="-6.47579624578601" calcext:value-type="float">
            <text:p>-6.5</text:p>
          </table:table-cell>
          <table:table-cell table:style-name="ce56" table:formula="of:=[.G26]/[.G19]*12" office:value-type="float" office:value="-6.34721957530402" calcext:value-type="float">
            <text:p>-6.3</text:p>
          </table:table-cell>
          <table:table-cell table:style-name="ce56" table:formula="of:=[.H26]/[.H19]*12" office:value-type="float" office:value="-3.83792120707404" calcext:value-type="float">
            <text:p>-3.8</text:p>
          </table:table-cell>
          <table:table-cell table:style-name="ce56" table:formula="of:=[.I26]/[.I19]*12" office:value-type="float" office:value="-2.40565061208196" calcext:value-type="float">
            <text:p>-2.4</text:p>
          </table:table-cell>
          <table:table-cell table:style-name="ce56" table:formula="of:=[.J26]/[.J19]*12" office:value-type="float" office:value="-4.04440143008044" calcext:value-type="float">
            <text:p>-4.0</text:p>
          </table:table-cell>
          <table:table-cell table:style-name="ce56" table:formula="of:=[.K26]/[.K19]*12" office:value-type="float" office:value="-12.8403338916677" calcext:value-type="float">
            <text:p>-12.8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7" table:formula="of:=IF([.B26]&lt;0; &quot;NOT OK!&quot;; IF([.B26]&gt;=[.B19]/4;&quot;&quot;;&quot;Low&quot;))">
            <text:p/>
          </table:table-cell>
          <table:table-cell table:style-name="ce57" table:formula="of:=IF([.C26]&lt;0; &quot;NOT OK!&quot;; IF([.C26]&gt;=[.C19]/4;&quot;&quot;;&quot;Low&quot;))">
            <text:p/>
          </table:table-cell>
          <table:table-cell table:style-name="ce57" table:formula="of:=IF([.D26]&lt;0; &quot;NOT OK!&quot;; IF([.D26]&gt;=[.D19]/4;&quot;&quot;;&quot;Low&quot;))">
            <text:p/>
          </table:table-cell>
          <table:table-cell table:style-name="ce57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7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7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7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7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7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7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9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50"/>
          <table:table-cell table:style-name="Default"/>
          <table:table-cell table:number-columns-repeated="9"/>
        </table:table-row>
        <table:table-row table:style-name="ro2">
          <table:table-cell table:style-name="ce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3"/>
        <table:table-column table:style-name="co13" table:default-cell-style-name="ce38"/>
        <table:table-row table:style-name="ro4">
          <table:table-cell table:style-name="ce26" office:value-type="string" calcext:value-type="string" table:number-columns-spanned="2" table:number-rows-spanned="1">
            <text:p>Budget Summary</text:p>
          </table:table-cell>
          <table:covered-table-cell table:style-name="ce19"/>
        </table:table-row>
        <table:table-row table:style-name="ro3">
          <table:table-cell table:style-name="ce5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year.</text:p>
          </table:table-cell>
          <table:covered-table-cell table:style-name="ce19"/>
        </table:table-row>
        <table:table-row table:style-name="ro3">
          <table:table-cell table:style-name="ce59" table:number-columns-spanned="2" table:number-rows-spanned="1"/>
          <table:covered-table-cell table:style-name="ce19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0" office:value-type="string" calcext:value-type="string">
            <text:p>Budget Summary</text:p>
          </table:table-cell>
          <table:table-cell table:style-name="ce64"/>
        </table:table-row>
        <table:table-row table:style-name="ro3">
          <table:table-cell table:style-name="ce61" office:value-type="string" calcext:value-type="string">
            <text:p>Administrative budget</text:p>
          </table:table-cell>
          <table:table-cell table:style-name="ce65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61" office:value-type="string" calcext:value-type="string">
            <text:p>Reserve fund budget</text:p>
          </table:table-cell>
          <table:table-cell table:style-name="ce65" table:formula="of:=['Planning and Projections'.B22]" office:value-type="currency" office:currency="ZAR" office:value="170490" calcext:value-type="currency">
            <text:p>R 170,490</text:p>
          </table:table-cell>
        </table:table-row>
        <table:table-row table:style-name="ro3">
          <table:table-cell table:style-name="ce62" office:value-type="string" calcext:value-type="string">
            <text:p>Total budget</text:p>
          </table:table-cell>
          <table:table-cell table:style-name="ce65" table:formula="of:=['Planning and Projections'.B21]" office:value-type="currency" office:currency="ZAR" office:value="970490" calcext:value-type="currency">
            <text:p>R 970,490</text:p>
          </table:table-cell>
        </table:table-row>
        <table:table-row table:style-name="ro3">
          <table:table-cell table:style-name="ce62" office:value-type="string" calcext:value-type="string">
            <text:p>Reserve fund budget / Total budget</text:p>
          </table:table-cell>
          <table:table-cell table:style-name="ce66" table:formula="of:=[.B10]/[.B11]" office:value-type="percentage" office:value="0.175674143989119" calcext:value-type="percentage">
            <text:p>17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4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42"/>
        </table:table-row>
        <table:table-row table:style-name="ro2">
          <table:table-cell table:style-name="ce49" office:value-type="string" calcext:value-type="string">
            <text:p>Reserve Fund Summary</text:p>
          </table:table-cell>
          <table:table-cell table:style-name="ce42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811150" calcext:value-type="currency">
            <text:p>R-811,15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16]-[.B17])/[.B17]" office:value-type="percentage" office:value="-0.574814867306807" calcext:value-type="percentage">
            <text:p>-57.5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35302.25" calcext:value-type="currency">
            <text:p>R 335,302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99378.753593124" calcext:value-type="currency">
            <text:p>R 899,379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64076.503593124" calcext:value-type="currency">
            <text:p>R-564,07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21]-[.B22])/[.B22]" office:value-type="percentage" office:value="-0.62718459974685" calcext:value-type="percentage">
            <text:p>-62.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9" table:formula="of:=([.B21]-[.B16])/[.B16]" office:value-type="percentage" office:value="-0.441162916666667" calcext:value-type="percentage">
            <text:p>-44.1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7" table:formula="of:=['Planning and Projections'.B27]" office:value-type="float" office:value="5.029533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05:31:19.302424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3T05:36:38.591041120</dc:date>
    <meta:editing-duration>PT23H32M22S</meta:editing-duration>
    <meta:editing-cycles>90</meta:editing-cycles>
    <meta:generator>LibreOffice/5.0.6.2$Linux_X86_64 LibreOffice_project/00$Build-2</meta:generator>
    <meta:document-statistic meta:table-count="6" meta:cell-count="4196" meta:object-count="0"/>
  </office:meta>
</office:document-meta>
</file>